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Liberation Sans"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ans" fo:language="zxx" fo:country="none" officeooo:paragraph-rsid="000036f0" style:language-asian="zxx" style:country-asian="none" style:language-complex="zxx" style:country-complex="none"/>
    </style:style>
    <style:style style:name="T1" style:family="text">
      <style:text-properties fo:font-size="16pt" officeooo:rsid="000036f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mmenti</text:span></text:p>
      <text:list xml:id="list3754657461" text:style-name="L1">
        <text:list-item>
          <text:p text:style-name="P1">Il gentleman driver finanza solo ed esclusivamente la scuderia che gli fornisce la vettura.</text:p>
        </text:list-item>
        <text:list-item>
          <text:p text:style-name="P1">Un componente può essere installato su diverse macchine, allo stesso prezzo.</text:p>
        </text:list-item>
        <text:list-item>
          <text:p text:style-name="P1">L'identificatore del pilota è stato aggiunto per evitare casi di omonimia o di chiavi composte</text:p>
          <text:p text:style-name="P1"/>
        </text:list-item>
        <text:list-item>
          <text:p text:style-name="P1">(Commenti)</text:p>
        </text:list-item>
        <text:list-item>
          <text:p text:style-name="P1">Si suppone che non ci siano costruttori (aziende) con lo stesso nome</text:p>
        </text:list-item>
        <text:list-item>
          <text:p text:style-name="P1">Si suppone che non ci siano circuiti con lo stesso nome</text:p>
        </text:list-item>
        <text:list-item>
          <text:p text:style-name="P1">Si suppone che non ci siano gare con lo stesso nome</text:p>
        </text:list-item>
        <text:list-item>
          <text:p text:style-name="P1">Si suppone che non ci siano vetture con lo stesso numero di gara</text:p>
        </text:list-item>
        <text:list-item>
          <text:p text:style-name="P1">Si suppone che una vettura sia iscritta al campionato, se è iscritta ad almeno una gara</text:p>
        </text:list-item>
        <text:list-item>
          <text:p text:style-name="P1">(fine)</text:p>
          <text:p text:style-name="P1"/>
        </text:list-item>
        <text:list-item>
          <text:p text:style-name="P1">Il campionato è organizzato su più gare</text:p>
        </text:list-item>
        <text:list-item>
          <text:p text:style-name="P1">Tutte le ridondanze sono state inserite per possibile efficienza</text:p>
        </text:list-item>
        <text:list-item>
          <text:p text:style-name="P1">Una vettura può iscriversi soltanto una volta per gara</text:p>
        </text:list-item>
        <text:list-item>
          <text:p text:style-name="P1">Si suppone che il punteggio venga assegnato (anche se nullo) ad ogni vettura parteciante alla gara</text:p>
        </text:list-item>
        <text:list-item>
          <text:p text:style-name="P1">Si suppone che un pilota non cambi la propria vettura per un'altra durante il campionato</text:p>
        </text:list-item>
        <text:list-item>
          <text:p text:style-name="P1">Si suppone che i piloti abbiano un numero fisso di licenze per l'intera durata del campionato</text:p>
          <text:p text:style-name="P1"/>
        </text:list-item>
        <text:list-item>
          <text:p text:style-name="P1">Osservazioni</text:p>
        </text:list-item>
        <text:list-item>
          <text:p text:style-name="P1">Si è notato che il problema della possibilità di mettere nella stessa vettura uno stesso tipo di componente, nel caso l'attuale si guasti, non è possibile risolverlo in questa fase del progetto.</text:p>
          <text:p text:style-name="P1"/>
        </text:list-item>
        <text:list-item>
          <text:p text:style-name="P1">Sostituito motivo del ritiro in stato fine gara, per rimuovere l'attributo opzionale.</text:p>
        </text:list-item>
        <text:list-item>
          <text:p text:style-name="P1">Aggiunto numero piloti all'entità vettura (rid.)</text:p>
          <text:p text:style-name="P1"/>
        </text:list-item>
        <text:list-item>
          <text:p text:style-name="P1">Possibili modifiche</text:p>
        </text:list-item>
        <text:list-item>
          <text:p text:style-name="P1">Inserimento codice in costituire (problema n,m) [non risolto]</text:p>
        </text:list-item>
        <text:list-item>
          <text:p text:style-name="P1">{Data messa come identificatore in costituire. Non sarà possibile installare lo stesso componente nella stessa vettura.}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9:10:36.590227505</meta:creation-date>
    <dc:date>2023-11-26T19:17:48.164510329</dc:date>
    <meta:editing-duration>PT7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83" meta:character-count="1613" meta:non-whitespace-character-count="1382"/>
  </office:meta>
</office:document-meta>
</file>